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dd4814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solid" svg:stroke-color="#000000" draw:fill="none" draw:fill-color="#ffffff" fo:min-height="1.803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stroke="none" svg:stroke-color="#000000" draw:fill="none" draw:fill-color="#ffffff" fo:min-height="2.925cm"/>
    </style:style>
    <style:style style:name="gr37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3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4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2.796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8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23.86cm" svg:x2="5.482cm" svg:y2="27.213cm">
          <text:p/>
        </draw:line>
        <draw:line draw:style-name="gr20" draw:text-style-name="P3" draw:layer="layout" svg:x1="19.548cm" svg:y1="23.861cm" svg:x2="19.548cm" svg:y2="27.214cm">
          <text:p/>
        </draw:line>
        <draw:line draw:style-name="gr20" draw:text-style-name="P3" draw:layer="layout" svg:x1="26.768cm" svg:y1="23.862cm" svg:x2="26.768cm" svg:y2="27.215cm">
          <text:p/>
        </draw:line>
        <draw:line draw:style-name="gr20" draw:text-style-name="P3" draw:layer="layout" svg:x1="33.795cm" svg:y1="23.863cm" svg:x2="33.795cm" svg:y2="27.216cm">
          <text:p/>
        </draw:line>
        <draw:line draw:style-name="gr19" draw:text-style-name="P3" draw:layer="layout" svg:x1="12.629cm" svg:y1="23.861cm" svg:x2="12.629cm" svg:y2="27.214cm">
          <text:p/>
        </draw:line>
        <draw:custom-shape draw:style-name="gr18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27.548cm" svg:x2="5.482cm" svg:y2="30.901cm">
          <text:p/>
        </draw:line>
        <draw:line draw:style-name="gr20" draw:text-style-name="P3" draw:layer="layout" svg:x1="19.548cm" svg:y1="27.549cm" svg:x2="19.548cm" svg:y2="30.902cm">
          <text:p/>
        </draw:line>
        <draw:line draw:style-name="gr20" draw:text-style-name="P3" draw:layer="layout" svg:x1="26.768cm" svg:y1="27.55cm" svg:x2="26.768cm" svg:y2="30.903cm">
          <text:p/>
        </draw:line>
        <draw:line draw:style-name="gr20" draw:text-style-name="P3" draw:layer="layout" svg:x1="33.795cm" svg:y1="27.551cm" svg:x2="33.795cm" svg:y2="30.904cm">
          <text:p/>
        </draw:line>
        <draw:line draw:style-name="gr19" draw:text-style-name="P3" draw:layer="layout" svg:x1="12.629cm" svg:y1="27.549cm" svg:x2="12.629cm" svg:y2="30.902cm">
          <text:p/>
        </draw:line>
        <draw:custom-shape draw:style-name="gr21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31.236cm" svg:x2="5.482cm" svg:y2="34.589cm">
          <text:p/>
        </draw:line>
        <draw:line draw:style-name="gr20" draw:text-style-name="P3" draw:layer="layout" svg:x1="19.548cm" svg:y1="31.237cm" svg:x2="19.548cm" svg:y2="34.59cm">
          <text:p/>
        </draw:line>
        <draw:line draw:style-name="gr20" draw:text-style-name="P3" draw:layer="layout" svg:x1="26.768cm" svg:y1="31.238cm" svg:x2="26.768cm" svg:y2="34.591cm">
          <text:p/>
        </draw:line>
        <draw:line draw:style-name="gr20" draw:text-style-name="P3" draw:layer="layout" svg:x1="33.795cm" svg:y1="31.239cm" svg:x2="33.795cm" svg:y2="34.592cm">
          <text:p/>
        </draw:line>
        <draw:line draw:style-name="gr19" draw:text-style-name="P3" draw:layer="layout" svg:x1="12.629cm" svg:y1="31.237cm" svg:x2="12.629cm" svg:y2="34.59cm">
          <text:p/>
        </draw:line>
        <draw:custom-shape draw:style-name="gr18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34.924cm" svg:x2="5.482cm" svg:y2="38.277cm">
          <text:p/>
        </draw:line>
        <draw:line draw:style-name="gr20" draw:text-style-name="P3" draw:layer="layout" svg:x1="19.548cm" svg:y1="34.925cm" svg:x2="19.548cm" svg:y2="38.278cm">
          <text:p/>
        </draw:line>
        <draw:line draw:style-name="gr20" draw:text-style-name="P3" draw:layer="layout" svg:x1="26.768cm" svg:y1="34.926cm" svg:x2="26.768cm" svg:y2="38.279cm">
          <text:p/>
        </draw:line>
        <draw:line draw:style-name="gr20" draw:text-style-name="P3" draw:layer="layout" svg:x1="33.795cm" svg:y1="34.927cm" svg:x2="33.795cm" svg:y2="38.28cm">
          <text:p/>
        </draw:line>
        <draw:line draw:style-name="gr19" draw:text-style-name="P3" draw:layer="layout" svg:x1="12.629cm" svg:y1="34.925cm" svg:x2="12.629cm" svg:y2="38.278cm">
          <text:p/>
        </draw:line>
        <draw:frame draw:style-name="gr13" draw:text-style-name="P15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6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2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3.962cm" svg:height="2.053cm" svg:x="42.918cm" svg:y="5.17cm">
          <draw:text-box>
            <text:p><text:span text:style-name="T2">Cycle: </text:span><text:span text:style-name="T10">402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8</text:span><text:span text:style-name="T2"> <text:s text:c="4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5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2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text:s text:c="4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4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4"/></text:span></text:p>
          </draw:text-box>
        </draw:frame>
        <draw:frame draw:style-name="gr28" draw:text-style-name="P21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1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2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3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3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23" draw:layer="layout" svg:width="6.708cm" svg:height="1.517cm" svg:x="27.007cm" svg:y="24.879cm">
          <draw:text-box>
            <text:p><text:span text:style-name="T14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3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23" draw:layer="layout" svg:width="6.708cm" svg:height="1.517cm" svg:x="12.807cm" svg:y="32.253cm">
          <draw:text-box>
            <text:p><text:span text:style-name="T14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19.907cm" svg:y="32.254cm">
          <draw:text-box>
            <text:p><text:span text:style-name="T11">0x0000000a</text:span></text:p>
          </draw:text-box>
        </draw:frame>
        <draw:frame draw:style-name="gr32" draw:text-style-name="P24" draw:layer="layout" svg:width="6.708cm" svg:height="1.517cm" svg:x="27.007cm" svg:y="32.255cm">
          <draw:text-box>
            <text:p><text:span text:style-name="T15">0x0000000b</text:span></text:p>
          </draw:text-box>
        </draw:frame>
        <draw:frame draw:style-name="gr32" draw:text-style-name="P19" draw:layer="layout" svg:width="6.708cm" svg:height="1.517cm" svg:x="34.107cm" svg:y="32.256cm">
          <draw:text-box>
            <text:p><text:span text:style-name="T11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8:40.579198370</dc:date>
    <meta:editing-duration>P1DT26M44S</meta:editing-duration>
    <meta:editing-cycles>86</meta:editing-cycles>
    <meta:generator>LibreOffice/6.0.6.2$Linux_X86_64 LibreOffice_project/00m0$Build-2</meta:generator>
    <meta:document-statistic meta:object-count="184"/>
  </office:meta>
</office:document-meta>
</file>